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21bdad" officeooo:paragraph-rsid="0021bdad"/>
    </style:style>
    <style:style style:name="P2" style:family="paragraph" style:parent-style-name="Text_20_body">
      <style:text-properties officeooo:paragraph-rsid="001ae9af"/>
    </style:style>
    <style:style style:name="P3" style:family="paragraph" style:parent-style-name="Text_20_body">
      <style:text-properties officeooo:paragraph-rsid="001d889d"/>
    </style:style>
    <style:style style:name="P4" style:family="paragraph" style:parent-style-name="Text_20_body">
      <style:text-properties officeooo:paragraph-rsid="001e3943"/>
    </style:style>
    <style:style style:name="P5" style:family="paragraph" style:parent-style-name="Text_20_body">
      <style:text-properties officeooo:rsid="001e3943" officeooo:paragraph-rsid="001e3943"/>
    </style:style>
    <style:style style:name="P6" style:family="paragraph" style:parent-style-name="Text_20_body">
      <style:text-properties officeooo:rsid="001ae9af" officeooo:paragraph-rsid="001ae9af"/>
    </style:style>
    <style:style style:name="P7" style:family="paragraph" style:parent-style-name="Text_20_body">
      <style:text-properties officeooo:rsid="001fee05" officeooo:paragraph-rsid="001fee05"/>
    </style:style>
    <style:style style:name="P8" style:family="paragraph" style:parent-style-name="Text_20_body">
      <style:paragraph-properties fo:text-align="center" style:justify-single-word="false"/>
      <style:text-properties officeooo:rsid="001fee05" officeooo:paragraph-rsid="001fee05"/>
    </style:style>
    <style:style style:name="P9" style:family="paragraph" style:parent-style-name="Text_20_body">
      <style:paragraph-properties fo:text-align="center" style:justify-single-word="false"/>
      <style:text-properties officeooo:rsid="001fee05" officeooo:paragraph-rsid="0023bd92"/>
    </style:style>
    <style:style style:name="P10" style:family="paragraph" style:parent-style-name="Text_20_body">
      <style:text-properties officeooo:paragraph-rsid="0023bd92"/>
    </style:style>
    <style:style style:name="P11" style:family="paragraph" style:parent-style-name="Text_20_body">
      <style:text-properties officeooo:rsid="001d889d" officeooo:paragraph-rsid="00262419"/>
    </style:style>
    <style:style style:name="P12" style:family="paragraph" style:parent-style-name="Heading">
      <style:text-properties fo:font-size="18pt" fo:font-weight="bold" officeooo:rsid="001a752f" officeooo:paragraph-rsid="001a752f" style:font-size-asian="18pt" style:font-weight-asian="bold" style:font-size-complex="18pt" style:font-weight-complex="bold"/>
    </style:style>
    <style:style style:name="P13" style:family="paragraph" style:parent-style-name="Text_20_body">
      <style:text-properties officeooo:rsid="0023bd92" officeooo:paragraph-rsid="0023bd92"/>
    </style:style>
    <style:style style:name="P14" style:family="paragraph" style:parent-style-name="Text_20_body">
      <style:text-properties officeooo:rsid="00262419" officeooo:paragraph-rsid="00262419"/>
    </style:style>
    <style:style style:name="P15" style:family="paragraph" style:parent-style-name="Text_20_body">
      <style:paragraph-properties fo:text-align="start" style:justify-single-word="false"/>
      <style:text-properties officeooo:rsid="00262419" officeooo:paragraph-rsid="00262419"/>
    </style:style>
    <style:style style:name="P16" style:family="paragraph" style:parent-style-name="Text_20_body">
      <style:text-properties officeooo:rsid="00262419" officeooo:paragraph-rsid="002e7317"/>
    </style:style>
    <style:style style:name="P17" style:family="paragraph" style:parent-style-name="Text_20_body">
      <style:text-properties officeooo:paragraph-rsid="001bd439"/>
    </style:style>
    <style:style style:name="P18" style:family="paragraph" style:parent-style-name="Text_20_body">
      <style:text-properties officeooo:paragraph-rsid="002d5371"/>
    </style:style>
    <style:style style:name="P19" style:family="paragraph" style:parent-style-name="Heading_20_1">
      <style:text-properties officeooo:rsid="001a752f" officeooo:paragraph-rsid="001a752f"/>
    </style:style>
    <style:style style:name="P20" style:family="paragraph" style:parent-style-name="Heading_20_1">
      <style:text-properties officeooo:rsid="001fee05" officeooo:paragraph-rsid="001fee05"/>
    </style:style>
    <style:style style:name="P21" style:family="paragraph" style:parent-style-name="Heading_20_2">
      <style:text-properties officeooo:rsid="001d889d" officeooo:paragraph-rsid="001d889d"/>
    </style:style>
    <style:style style:name="P22" style:family="paragraph" style:parent-style-name="Heading_20_2">
      <style:text-properties officeooo:rsid="001a752f" officeooo:paragraph-rsid="001a752f"/>
    </style:style>
    <style:style style:name="P23" style:family="paragraph" style:parent-style-name="Heading_20_2">
      <style:text-properties officeooo:rsid="001fee05" officeooo:paragraph-rsid="001fee05"/>
    </style:style>
    <style:style style:name="T1" style:family="text">
      <style:text-properties officeooo:rsid="0027fc52"/>
    </style:style>
    <style:style style:name="T2" style:family="text">
      <style:text-properties officeooo:rsid="001a752f"/>
    </style:style>
    <style:style style:name="T3" style:family="text">
      <style:text-properties officeooo:rsid="001ae9af"/>
    </style:style>
    <style:style style:name="T4" style:family="text">
      <style:text-properties officeooo:rsid="001bd439"/>
    </style:style>
    <style:style style:name="T5" style:family="text">
      <style:text-properties officeooo:rsid="001d889d"/>
    </style:style>
    <style:style style:name="T6" style:family="text">
      <style:text-properties officeooo:rsid="001e3943"/>
    </style:style>
    <style:style style:name="T7" style:family="text">
      <style:text-properties officeooo:rsid="0022e5bb"/>
    </style:style>
    <style:style style:name="T8" style:family="text">
      <style:text-properties officeooo:rsid="0023bd92"/>
    </style:style>
    <style:style style:name="T9" style:family="text">
      <style:text-properties officeooo:rsid="00262419"/>
    </style:style>
    <style:style style:name="T10" style:family="text">
      <style:text-properties officeooo:rsid="002985a1"/>
    </style:style>
    <style:style style:name="T11" style:family="text">
      <style:text-properties officeooo:rsid="002d5371"/>
    </style:style>
    <style:style style:name="T12" style:family="text">
      <style:text-properties officeooo:rsid="002e7317"/>
    </style:style>
    <style:style style:name="T13" style:family="text">
      <style:text-properties officeooo:rsid="002eac7d"/>
    </style:style>
    <style:style style:name="fr1" style:family="graphic" style:parent-style-name="OLE">
      <style:graphic-properties style:vertical-pos="middle" style:vertical-rel="baseline" style:horizontal-pos="center" style:horizontal-rel="paragraph" draw:ole-draw-aspect="1"/>
    </style:style>
    <style:style style:name="fr2" style:family="graphic" style:parent-style-name="OLE">
      <style:graphic-properties style:vertical-pos="from-top" style:horizontal-pos="center" style:horizontal-rel="paragraph" draw:ole-draw-aspect="1"/>
    </style:style>
    <style:style style:name="fr3" style:family="graphic" style:parent-style-name="OLE">
      <style:graphic-properties style:vertical-pos="top" style:vertical-rel="baseline"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port lab 1 – Image Filter (MPI)</text:p>
      <text:h text:style-name="P19" text:outline-level="1">Description</text:h>
      <text:h text:style-name="P21" text:outline-level="2">Blur</text:h>
      <text:p text:style-name="P3"><text:span text:style-name="T5">Each process reads the image and, </text:span><text:span text:style-name="T7">using the function “calcDispls”,</text:span><text:span text:style-name="T5"> </text:span><text:span text:style-name="T6">is assigned </text:span><text:span text:style-name="T7">a</text:span><text:span text:style-name="T6"> range of</text:span><text:span text:style-name="T5"> rows that it is supposed to blur. </text:span><text:span text:style-name="T6">Each process blurs their assigned rows with the given radius. After the blur we call “MPI_Gatherv” to collect each process's range of row</text:span><text:span text:style-name="T7">s together</text:span><text:span text:style-name="T6"> to a fully blurred image.</text:span></text:p>
      <text:p text:style-name="P5">As you can see the only communication needed with this approach is at the end when each process have to send their blurred part of the image to process 0 so it can write the fully blurred image.</text:p>
      <text:h text:style-name="P22" text:outline-level="2">Threshold</text:h>
      <text:p text:style-name="P4"><text:span text:style-name="T2">We start by </text:span><text:span text:style-name="T6">letting the</text:span><text:span text:style-name="T2"> process </text:span><text:span text:style-name="T3">with ID</text:span><text:span text:style-name="T2"> 0 </text:span><text:span text:style-name="T6">read </text:span><text:span text:style-name="T2">the image file and then </text:span><text:span text:style-name="T3">broadcast the image size to the rest of the processes. </text:span></text:p>
      <text:p text:style-name="P6">After this we calculate displacements for each process and how much data each process will work with to prepare for a scatter of the image file using “MPI_Scatterv”. We let each process get the same amount of pixels to work with. In the cases where this is not possible we distribute the <text:span text:style-name="T10">rest of the</text:span> pixels to to as many processes as possible. </text:p>
      <text:p text:style-name="P6">With the image scattered each process can now calculate the sum of the pixel values for their part of the image and then we do a “MPI_Allreduce” call with the sum operation to get the sum of the whole image. </text:p>
      <text:p text:style-name="P2"><text:span text:style-name="T3">Since we </text:span><text:span text:style-name="T4">sent</text:span><text:span text:style-name="T3"> the size of the image earlier </text:span><text:span text:style-name="T4">to all processes</text:span><text:span text:style-name="T3"> </text:span><text:span text:style-name="T4">each process</text:span><text:span text:style-name="T3"> can now calculate the</text:span><text:span text:style-name="T4"> </text:span><text:span text:style-name="T3">average </text:span><text:span text:style-name="T4">intensity </text:span><text:span text:style-name="T6">of the whole image</text:span><text:span text:style-name="T4"> and threshold their part of the image.</text:span></text:p>
      <text:p text:style-name="P17"><text:span text:style-name="T6">At the end</text:span><text:span text:style-name="T4"> we again use the </text:span><text:span text:style-name="T6">earlier</text:span><text:span text:style-name="T4"> calculated displacements and work data amount to do a “MPI_Gatherv” call to get the final image.</text:span></text:p>
      <text:h text:style-name="P20" text:outline-level="1">Execution times</text:h>
      <text:h text:style-name="P23" text:outline-level="2">Blur</text:h>
      <text:p text:style-name="P13">Below you can see the time it took to apply the filter. In the first 3 pictures we increased just one variable for each measure and in picture 4 we increased all variables.</text:p>
      <text:p text:style-name="P10"><text:span text:style-name="T8"><draw:frame draw:style-name="fr1" draw:name="Objekt1" text:anchor-type="as-char" svg:width="8.581cm" svg:height="4.978cm" draw:z-index="0"><draw:object xlink:href="./Object 1" xlink:type="simple" xlink:show="embed" xlink:actuate="onLoad"/><draw:image xlink:href="./ObjectReplacements/Object 1" xlink:type="simple" xlink:show="embed" xlink:actuate="onLoad"/></draw:frame></text:span><text:span text:style-name="T8"> </text:span><text:span text:style-name="T8"><draw:frame draw:style-name="fr2" draw:name="Objekt2" text:anchor-type="as-char" svg:y="-2.528cm" svg:width="8.281cm" svg:height="4.995cm" draw:z-index="1"><draw:object xlink:href="./Object 2" xlink:type="simple" xlink:show="embed" xlink:actuate="onLoad"/><draw:image xlink:href="./ObjectReplacements/Object 2" xlink:type="simple" xlink:show="embed" xlink:actuate="onLoad"/></draw:frame></text:span></text:p>
      <text:p text:style-name="P8"><text:soft-page-break/><draw:frame draw:style-name="fr3" draw:name="Objekt3" text:anchor-type="as-char" svg:width="10.301cm" svg:height="5.794cm" draw:z-index="2"><draw:object xlink:href="./Object 3" xlink:type="simple" xlink:show="embed" xlink:actuate="onLoad"/><draw:image xlink:href="./ObjectReplacements/Object 3" xlink:type="simple" xlink:show="embed" xlink:actuate="onLoad"/></draw:frame></text:p>
      <text:p text:style-name="P7"/>
      <text:p text:style-name="P9"><draw:frame draw:style-name="fr3" draw:name="Objekt4" text:anchor-type="as-char" svg:width="11.292cm" svg:height="4.994cm" draw:z-index="3"><draw:object xlink:href="./Object 4" xlink:type="simple" xlink:show="embed" xlink:actuate="onLoad"/><draw:image xlink:href="./ObjectReplacements/Object 4" xlink:type="simple" xlink:show="embed" xlink:actuate="onLoad"/></draw:frame></text:p>
      <text:p text:style-name="P18"><text:span text:style-name="T8">What's worth noting is that the last measure in </text:span><text:span text:style-name="T11">the</text:span><text:span text:style-name="T8"> radius </text:span><text:span text:style-name="T11">diagram</text:span><text:span text:style-name="T8"> had a very large impact on the execution times. </text:span><text:span text:style-name="T11">The reason that the execution time increases by such a large amount by doubling the radius from 50 to 100 could probably be caused by an increased amount of cache misses in every calculation of the blur filter since we basically have to include 50 more rows above and below each pixel in the calculations of the blur filter.</text:span></text:p>
      <text:p text:style-name="P18"><text:span text:style-name="T11">The other diagrams seem to look as expected. The time is decreased to close to half when doubling the number of threads until leveling off at 16 threads. Time taken </text:span><text:span text:style-name="T12">when increasing the picture size is also increased as expected.</text:span></text:p>
      <text:h text:style-name="Heading_20_2" text:outline-level="2">Threshold</text:h>
      <text:p text:style-name="P14">Below is the results for our threshold filter. First 2 pictures increase one variable each and the third picture below increases both image size and number of threads.</text:p>
      <text:p text:style-name="P14"/>
      <text:p text:style-name="P11"><text:span text:style-name="T9"><draw:frame draw:style-name="fr3" draw:name="Objekt6" text:anchor-type="as-char" svg:width="7.676cm" svg:height="4.464cm" draw:z-index="6"><draw:object xlink:href="./Object 6" xlink:type="simple" xlink:show="embed" xlink:actuate="onLoad"/><draw:image xlink:href="./ObjectReplacements/Object 6" xlink:type="simple" xlink:show="embed" xlink:actuate="onLoad"/></draw:frame></text:span><text:span text:style-name="T9"> </text:span><text:span text:style-name="T9"><draw:frame draw:style-name="fr3" draw:name="Objekt5" text:anchor-type="as-char" svg:width="8.811cm" svg:height="4.553cm" draw:z-index="4"><draw:object xlink:href="./Object 5" xlink:type="simple" xlink:show="embed" xlink:actuate="onLoad"/><draw:image xlink:href="./ObjectReplacements/Object 5" xlink:type="simple" xlink:show="embed" xlink:actuate="onLoad"/></draw:frame></text:span></text:p>
      <text:p text:style-name="P15"/>
      <text:p text:style-name="P16"><draw:frame draw:style-name="fr4" draw:name="Objekt7" text:anchor-type="paragraph" svg:width="13.383cm" svg:height="5.015cm" draw:z-index="5"><draw:object xlink:href="./Object 7" xlink:type="simple" xlink:show="embed" xlink:actuate="onLoad"/><draw:image xlink:href="./ObjectReplacements/Object 7" xlink:type="simple" xlink:show="embed" xlink:actuate="onLoad"/></draw:frame><text:soft-page-break/><text:span text:style-name="T12">Here it's worth to note the diagram where we increase the number of threads. We can see a normal behavior of time decreasing to half for every doubling of number of threads. But when we reach 8 threads the time suddenly takes much longer time. Our thoughts on this is that the communication needed in the threshold filter probably gets a little bit to complex with that amount of threads and therefore makes a big impact on the execution time.</text:span></text:p>
      <text:p text:style-name="P16"><text:span text:style-name="T12">The last diagram shows expected behavior the first 3 runs have close to the same run time since the number of pixels is about doubled and the number of threads is also doubled. In the last run the image is more than 4 times as big </text:span><text:span text:style-name="T13">and that is also reflected in the run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bdad" officeooo:paragraph-rsid="0021bdad"/>
    </style:style>
    <style:style style:name="MT1" style:family="text">
      <style:text-properties officeooo:rsid="0027fc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uthors: Filip Källström filka786; Emil Lindberg emili903<text:tab/>Date: 2013-05-<text:span text:style-name="MT1">1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7T15:29:24.93</meta:creation-date>
    <dc:date>2013-05-19T19:23:17.95</dc:date>
    <meta:editing-duration>PT1H30M12S</meta:editing-duration>
    <meta:editing-cycles>12</meta:editing-cycles>
    <meta:generator>LibreOffice/4.0.2.2$Windows_x86 LibreOffice_project/4c82dcdd6efcd48b1d8bba66bfe1989deee49c3</meta:generator>
    <meta:document-statistic meta:table-count="0" meta:image-count="0" meta:object-count="7" meta:page-count="3" meta:paragraph-count="25" meta:word-count="610" meta:character-count="3356" meta:non-whitespace-character-count="27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581cm" svg:height="4.977cm" xlink:href="." xlink:type="simple" chart:class="chart:bar" chart:style-name="ch1">
        <chart:title svg:x="3.983cm" svg:y="0.005cm" chart:style-name="ch2">
          <text:p>Blur</text:p>
        </chart:title>
        <chart:plot-area chart:style-name="ch3" chart:data-source-has-labels="both" svg:x="0.534cm" svg:y="0.525cm" svg:width="7.742cm" svg:height="4.064cm">
          <chartooo:coordinate-region svg:x="1.261cm" svg:y="0.738cm" svg:width="7.015cm" svg:height="3.178cm"/>
          <chart:axis chart:dimension="x" chart:name="primary-x" chart:style-name="ch4" chartooo:axis-type="auto">
            <chartooo:date-scale/>
            <chart:title svg:x="3.767cm" svg:y="4.463cm" chart:style-name="ch5">
              <text:p>Threads</text:p>
            </chart:title>
            <chart:categories table:cell-range-address="local-table.$A$2:.$A$7"/>
          </chart:axis>
          <chart:axis chart:dimension="y" chart:name="primary-y" chart:style-name="ch6">
            <chart:title svg:x="0.005cm" svg:y="3.206cm" chart:style-name="ch7">
              <text:p>Time (s)</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
                <text:p/>
              </table:table-cell>
              <table:table-cell office:value-type="float" office:value="1.398">
                <text:p>1.398</text:p>
              </table:table-cell>
            </table:table-row>
            <table:table-row>
              <table:table-cell office:value-type="float" office:value="2">
                <text:p/>
              </table:table-cell>
              <table:table-cell office:value-type="float" office:value="0.743">
                <text:p>0.743</text:p>
              </table:table-cell>
            </table:table-row>
            <table:table-row>
              <table:table-cell office:value-type="float" office:value="4">
                <text:p/>
              </table:table-cell>
              <table:table-cell office:value-type="float" office:value="0.425">
                <text:p>0.425</text:p>
              </table:table-cell>
            </table:table-row>
            <table:table-row>
              <table:table-cell office:value-type="float" office:value="8">
                <text:p>10</text:p>
              </table:table-cell>
              <table:table-cell office:value-type="float" office:value="0.241">
                <text:p>0.241</text:p>
              </table:table-cell>
            </table:table-row>
            <table:table-row>
              <table:table-cell office:value-type="float" office:value="16">
                <text:p>20</text:p>
              </table:table-cell>
              <table:table-cell office:value-type="float" office:value="0.159">
                <text:p>0.159</text:p>
              </table:table-cell>
            </table:table-row>
            <table:table-row>
              <table:table-cell office:value-type="float" office:value="32">
                <text:p>30</text:p>
              </table:table-cell>
              <table:table-cell office:value-type="float" office:value="0.13">
                <text:p>0.1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281cm" svg:height="4.995cm" xlink:href="." xlink:type="simple" chart:class="chart:bar" chart:style-name="ch1">
        <chart:title svg:x="3.769cm" svg:y="-0.106cm" chart:style-name="ch2">
          <text:p>Blur</text:p>
        </chart:title>
        <chart:plot-area chart:style-name="ch3" chart:data-source-has-labels="both" svg:x="0.261cm" svg:y="0.323cm" svg:width="7.935cm" svg:height="4.497cm">
          <chartooo:coordinate-region svg:x="0.988cm" svg:y="0.535cm" svg:width="7.208cm" svg:height="3.612cm"/>
          <chart:axis chart:dimension="x" chart:name="primary-x" chart:style-name="ch4" chartooo:axis-type="auto">
            <chartooo:date-scale/>
            <chart:title svg:x="4.063cm" svg:y="4.586cm" chart:style-name="ch5">
              <text:p>Pixels</text:p>
            </chart:title>
            <chart:categories table:cell-range-address="local-table.$A$2:.$A$5"/>
          </chart:axis>
          <chart:axis chart:dimension="y" chart:name="primary-y" chart:style-name="ch6">
            <chart:title svg:x="-0.073cm" svg:y="2.999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515788">
                <text:p>515790</text:p>
              </table:table-cell>
              <table:table-cell office:value-type="float" office:value="0.151">
                <text:p>0.151</text:p>
              </table:table-cell>
            </table:table-row>
            <table:table-row>
              <table:table-cell office:value-type="float" office:value="1048576">
                <text:p>1048580</text:p>
              </table:table-cell>
              <table:table-cell office:value-type="float" office:value="0.252">
                <text:p>0.252</text:p>
              </table:table-cell>
            </table:table-row>
            <table:table-row>
              <table:table-cell office:value-type="float" office:value="1920000">
                <text:p>1920000</text:p>
              </table:table-cell>
              <table:table-cell office:value-type="float" office:value="0.614">
                <text:p>0.614</text:p>
              </table:table-cell>
            </table:table-row>
            <table:table-row>
              <table:table-cell office:value-type="float" office:value="9000000">
                <text:p>9000000</text:p>
              </table:table-cell>
              <table:table-cell office:value-type="float" office:value="1.86">
                <text:p>1.8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3cm" svg:height="5.794cm" xlink:href="." xlink:type="simple" chart:class="chart:bar" chart:style-name="ch1">
        <chart:title svg:x="4.605cm" svg:y="-0.137cm" chart:style-name="ch2">
          <text:p>Blur</text:p>
        </chart:title>
        <chart:plot-area chart:style-name="ch3" chart:data-source-has-labels="both" svg:x="0.534cm" svg:y="0.286cm" svg:width="9.339cm" svg:height="5.158cm">
          <chartooo:coordinate-region svg:x="1.261cm" svg:y="0.498cm" svg:width="8.612cm" svg:height="4.273cm"/>
          <chart:axis chart:dimension="x" chart:name="primary-x" chart:style-name="ch4" chartooo:axis-type="auto">
            <chartooo:date-scale/>
            <chart:title svg:x="4.72cm" svg:y="5.312cm" chart:style-name="ch5">
              <text:p>Radius</text:p>
            </chart:title>
            <chart:categories table:cell-range-address="local-table.$A$2:.$A$5"/>
          </chart:axis>
          <chart:axis chart:dimension="y" chart:name="primary-y" chart:style-name="ch6">
            <chart:title svg:x="-0.102cm" svg:y="3.557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2">
                <text:p>10</text:p>
              </table:table-cell>
              <table:table-cell office:value-type="float" office:value="0.066">
                <text:p>0.066</text:p>
              </table:table-cell>
            </table:table-row>
            <table:table-row>
              <table:table-cell office:value-type="float" office:value="25">
                <text:p>30</text:p>
              </table:table-cell>
              <table:table-cell office:value-type="float" office:value="0.115">
                <text:p>0.115</text:p>
              </table:table-cell>
            </table:table-row>
            <table:table-row>
              <table:table-cell office:value-type="float" office:value="50">
                <text:p>50</text:p>
              </table:table-cell>
              <table:table-cell office:value-type="float" office:value="0.248">
                <text:p>0.248</text:p>
              </table:table-cell>
            </table:table-row>
            <table:table-row>
              <table:table-cell office:value-type="float" office:value="100">
                <text:p>100</text:p>
              </table:table-cell>
              <table:table-cell office:value-type="float" office:value="2.298">
                <text:p>2.29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292cm" svg:height="4.993cm" xlink:href="." xlink:type="simple" chart:class="chart:bar" chart:style-name="ch1">
        <chart:title svg:x="5.235cm" svg:y="-0.121cm" chart:style-name="ch2">
          <text:p>Blur</text:p>
        </chart:title>
        <chart:plot-area chart:style-name="ch3" chart:data-source-has-labels="both" svg:x="0.507cm" svg:y="0.301cm" svg:width="10.446cm" svg:height="4.736cm">
          <chartooo:coordinate-region svg:x="1.234cm" svg:y="0.513cm" svg:width="9.719cm" svg:height="3.851cm"/>
          <chart:axis chart:dimension="x" chart:name="primary-x" chart:style-name="ch4" chartooo:axis-type="auto">
            <chartooo:date-scale/>
            <chart:categories table:cell-range-address="local-table.$A$2:.$A$5"/>
          </chart:axis>
          <chart:axis chart:dimension="y" chart:name="primary-y" chart:style-name="ch5">
            <chart:title svg:x="-0.045cm" svg:y="3.351cm" chart:style-name="ch6">
              <text:p>Time (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T=2 I=1 B=50</text:p>
              </table:table-cell>
              <table:table-cell office:value-type="float" office:value="0.193">
                <text:p>0.193</text:p>
              </table:table-cell>
            </table:table-row>
            <table:table-row>
              <table:table-cell office:value-type="string">
                <text:p>T=4 I=2 B=50</text:p>
              </table:table-cell>
              <table:table-cell office:value-type="float" office:value="0.282">
                <text:p>0.282</text:p>
              </table:table-cell>
            </table:table-row>
            <table:table-row>
              <table:table-cell office:value-type="string">
                <text:p>T=8 I=3 B=50</text:p>
              </table:table-cell>
              <table:table-cell office:value-type="float" office:value="0.607">
                <text:p>0.607</text:p>
              </table:table-cell>
            </table:table-row>
            <table:table-row>
              <table:table-cell office:value-type="string">
                <text:p>T=16 I=4 B=50</text:p>
              </table:table-cell>
              <table:table-cell office:value-type="float" office:value="0.254">
                <text:p>0.25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106">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81cm" svg:height="4.552cm" xlink:href="." xlink:type="simple" chart:class="chart:bar" chart:style-name="ch1">
        <chart:title svg:x="3.327cm" svg:y="-0.135cm" chart:style-name="ch2">
          <text:p>Treshold</text:p>
        </chart:title>
        <chart:plot-area chart:style-name="ch3" chart:data-source-has-labels="both" svg:x="0.55cm" svg:y="0.319cm" svg:width="8.005cm" svg:height="3.956cm">
          <chartooo:coordinate-region svg:x="1.648cm" svg:y="0.531cm" svg:width="6.907cm" svg:height="3.071cm"/>
          <chart:axis chart:dimension="x" chart:name="primary-x" chart:style-name="ch4" chartooo:axis-type="auto">
            <chartooo:date-scale/>
            <chart:title svg:x="3.596cm" svg:y="4.154cm" chart:style-name="ch5">
              <text:p>Threads</text:p>
            </chart:title>
            <chart:categories table:cell-range-address="local-table.$A$2:.$A$7"/>
          </chart:axis>
          <chart:axis chart:dimension="y" chart:name="primary-y" chart:style-name="ch6">
            <chart:title svg:x="-0.096cm" svg:y="2.814cm" chart:style-name="ch7">
              <text:p>Time (s)</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
                <text:p/>
              </table:table-cell>
              <table:table-cell office:value-type="float" office:value="0.0194">
                <text:p>0.0194</text:p>
              </table:table-cell>
            </table:table-row>
            <table:table-row>
              <table:table-cell office:value-type="float" office:value="2">
                <text:p/>
              </table:table-cell>
              <table:table-cell office:value-type="float" office:value="0.0102">
                <text:p>0.0102</text:p>
              </table:table-cell>
            </table:table-row>
            <table:table-row>
              <table:table-cell office:value-type="float" office:value="4">
                <text:p/>
              </table:table-cell>
              <table:table-cell office:value-type="float" office:value="0.00658">
                <text:p>0.00658</text:p>
              </table:table-cell>
            </table:table-row>
            <table:table-row>
              <table:table-cell office:value-type="float" office:value="8">
                <text:p>10</text:p>
              </table:table-cell>
              <table:table-cell office:value-type="float" office:value="0.0268">
                <text:p>0.0268</text:p>
              </table:table-cell>
            </table:table-row>
            <table:table-row>
              <table:table-cell office:value-type="float" office:value="16">
                <text:p>20</text:p>
              </table:table-cell>
              <table:table-cell office:value-type="float" office:value="0.0205">
                <text:p>0.0205</text:p>
              </table:table-cell>
            </table:table-row>
            <table:table-row>
              <table:table-cell office:value-type="float" office:value="32">
                <text:p>30</text:p>
              </table:table-cell>
              <table:table-cell office:value-type="float" office:value="0.0267">
                <text:p>0.026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676cm" svg:height="4.464cm" xlink:href="." xlink:type="simple" chart:class="chart:bar" chart:style-name="ch1">
        <chart:title svg:x="2.763cm" svg:y="0.003cm" chart:style-name="ch2">
          <text:p>Threshold</text:p>
        </chart:title>
        <chart:plot-area chart:style-name="ch3" chart:data-source-has-labels="both" svg:x="0.594cm" svg:y="0.705cm" svg:width="6.873cm" svg:height="3.367cm">
          <chartooo:coordinate-region svg:x="1.506cm" svg:y="0.917cm" svg:width="5.961cm" svg:height="2.482cm"/>
          <chart:axis chart:dimension="x" chart:name="primary-x" chart:style-name="ch4" chartooo:axis-type="auto">
            <chartooo:date-scale/>
            <chart:title svg:x="3.737cm" svg:y="3.959cm" chart:style-name="ch5">
              <text:p>Pixels</text:p>
            </chart:title>
            <chart:categories table:cell-range-address="local-table.$A$2:.$A$5"/>
          </chart:axis>
          <chart:axis chart:dimension="y" chart:name="primary-y" chart:style-name="ch6">
            <chart:title svg:x="0.002cm" svg:y="2.853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515788">
                <text:p>515790</text:p>
              </table:table-cell>
              <table:table-cell office:value-type="float" office:value="0.0403">
                <text:p>0.0403</text:p>
              </table:table-cell>
            </table:table-row>
            <table:table-row>
              <table:table-cell office:value-type="float" office:value="1048576">
                <text:p>1048580</text:p>
              </table:table-cell>
              <table:table-cell office:value-type="float" office:value="0.0221">
                <text:p>0.0221</text:p>
              </table:table-cell>
            </table:table-row>
            <table:table-row>
              <table:table-cell office:value-type="float" office:value="1920000">
                <text:p>1920000</text:p>
              </table:table-cell>
              <table:table-cell office:value-type="float" office:value="0.00534">
                <text:p>0.00534</text:p>
              </table:table-cell>
            </table:table-row>
            <table:table-row>
              <table:table-cell office:value-type="float" office:value="9000000">
                <text:p>9000000</text:p>
              </table:table-cell>
              <table:table-cell office:value-type="float" office:value="0.059">
                <text:p>0.0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382cm" svg:height="5.014cm" xlink:href="." xlink:type="simple" chart:class="chart:bar" chart:style-name="ch1">
        <chart:title svg:x="5.668cm" svg:y="-0.005cm" chart:style-name="ch2">
          <text:p>Threshold</text:p>
        </chart:title>
        <chart:plot-area chart:style-name="ch3" chart:data-source-has-labels="both" svg:x="1.567cm" svg:y="0.545cm" svg:width="10.638cm" svg:height="4.144cm">
          <chartooo:coordinate-region svg:x="2.479cm" svg:y="0.757cm" svg:width="9.726cm" svg:height="3.259cm"/>
          <chart:axis chart:dimension="x" chart:name="primary-x" chart:style-name="ch4" chartooo:axis-type="auto">
            <chartooo:date-scale/>
            <chart:categories table:cell-range-address="local-table.$A$2:.$A$5"/>
          </chart:axis>
          <chart:axis chart:dimension="y" chart:name="primary-y" chart:style-name="ch5">
            <chart:title svg:x="0.14cm" svg:y="3.401cm" chart:style-name="ch6">
              <text:p>Time (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T=2 I=1 B=50</text:p>
              </table:table-cell>
              <table:table-cell office:value-type="float" office:value="0.00299">
                <text:p>0.00299</text:p>
              </table:table-cell>
            </table:table-row>
            <table:table-row>
              <table:table-cell office:value-type="string">
                <text:p>T=4 I=2 B=50</text:p>
              </table:table-cell>
              <table:table-cell office:value-type="float" office:value="0.0037">
                <text:p>0.0037</text:p>
              </table:table-cell>
            </table:table-row>
            <table:table-row>
              <table:table-cell office:value-type="string">
                <text:p>T=8 I=3 B=50</text:p>
              </table:table-cell>
              <table:table-cell office:value-type="float" office:value="0.00769">
                <text:p>0.00769</text:p>
              </table:table-cell>
            </table:table-row>
            <table:table-row>
              <table:table-cell office:value-type="string">
                <text:p>T=16 I=4 B=50</text:p>
              </table:table-cell>
              <table:table-cell office:value-type="float" office:value="0.035">
                <text:p>0.03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